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5ce1" officeooo:paragraph-rsid="001f5ce1"/>
    </style:style>
    <style:style style:name="P2" style:family="paragraph" style:parent-style-name="Title">
      <style:text-properties officeooo:rsid="001f5ce1" officeooo:paragraph-rsid="001f5ce1"/>
    </style:style>
    <style:style style:name="P3" style:family="paragraph" style:parent-style-name="Subtitle">
      <style:text-properties officeooo:rsid="001f5ce1" officeooo:paragraph-rsid="001f5ce1"/>
    </style:style>
    <style:style style:name="P4" style:family="paragraph" style:parent-style-name="Text_20_body">
      <style:text-properties officeooo:rsid="0024f022" officeooo:paragraph-rsid="0026cc3e"/>
    </style:style>
    <style:style style:name="P5" style:family="paragraph" style:parent-style-name="Text_20_body">
      <style:paragraph-properties>
        <style:tab-stops>
          <style:tab-stop style:position="2.2602in"/>
        </style:tab-stops>
      </style:paragraph-properties>
      <style:text-properties fo:font-style="italic" officeooo:rsid="0024f022" officeooo:paragraph-rsid="00275379" style:font-style-asian="italic" style:font-style-complex="italic"/>
    </style:style>
    <style:style style:name="P6" style:family="paragraph" style:parent-style-name="Heading_20_1">
      <style:text-properties officeooo:rsid="0024f022" officeooo:paragraph-rsid="0024f022"/>
    </style:style>
    <style:style style:name="P7" style:family="paragraph" style:parent-style-name="Heading_20_1">
      <style:paragraph-properties fo:break-before="page"/>
      <style:text-properties officeooo:rsid="00215b6d" officeooo:paragraph-rsid="00215b6d"/>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26cc3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26cc3e" style:font-style-asian="normal" style:font-style-complex="normal"/>
    </style:style>
    <style:style style:name="T5" style:family="text">
      <style:text-properties fo:font-style="normal" officeooo:rsid="00275379" style:font-style-asian="normal" style:font-style-complex="normal"/>
    </style:style>
    <style:style style:name="T6" style:family="text">
      <style:text-properties officeooo:rsid="0026cc3e"/>
    </style:style>
    <style:style style:name="T7" style:family="text">
      <style:text-properties officeooo:rsid="00275379"/>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ytdl</text:p>
      <text:p text:style-name="P3">Asynchronous YouTube download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am Machiels</text:p>
      <text:p text:style-name="P1">26 January 2016</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Table of Contents</text:p>
          </text:index-title>
          <text:p text:style-name="P9"><text:a xlink:type="simple" xlink:href="#__RefHeading___Toc149_102685824" text:style-name="Index_20_Link" text:visited-style-name="Index_20_Link">Preface<text:tab/>3</text:a></text:p>
          <text:p text:style-name="P9"><text:a xlink:type="simple" xlink:href="#__RefHeading___Toc60_913205521" text:style-name="Index_20_Link" text:visited-style-name="Index_20_Link">Introduction<text:tab/>3</text:a></text:p>
        </text:index-body>
      </text:table-of-content>
      <text:p text:style-name="P1"/>
      <text:h text:style-name="P7" text:outline-level="1"><text:bookmark-start text:name="__RefHeading___Toc149_102685824"/>Preface<text:bookmark-end text:name="__RefHeading___Toc149_102685824"/></text:h>
      <text:p text:style-name="P4">This document aims to describe the <text:span text:style-name="T1">ytdl </text:span><text:span text:style-name="T2">(</text:span><text:span text:style-name="T4">YouTube downloader)</text:span><text:span text:style-name="T3"> </text:span><text:span text:style-name="T4">application</text:span>. <text:span text:style-name="T6">It is </text:span>is written in a way people with no prior programming experience can follow along, but it also covers technical aspects which are better understandable for people with a programming background. <text:span text:style-name="T6">To be more specific, this document covers the design stage of </text:span><text:span text:style-name="T2">ytdl,</text:span><text:span text:style-name="T6"> development and maintenance of </text:span><text:span text:style-name="T2">ytdl, ytdl </text:span><text:span text:style-name="T4">its releases and the future of </text:span><text:span text:style-name="T2">ytdl</text:span><text:span text:style-name="T4">. During the development of </text:span><text:span text:style-name="T2">ytdl,</text:span><text:span text:style-name="T4"> a lot of bumps were hit whilst on the road, most of these bumps will be discussed in this document. These bumps most often lead to discoveries which are beneficial to me as a programmer but also as a person.</text:span></text:p>
      <text:h text:style-name="P6" text:outline-level="1"><text:bookmark-start text:name="__RefHeading___Toc60_913205521"/>Introduction<text:bookmark-end text:name="__RefHeading___Toc60_913205521"/></text:h>
      <text:p text:style-name="P5">Ytdl <text:span text:style-name="T3">is an application with which it's easy to download binary </text:span><text:span text:style-name="T5">media</text:span><text:span text:style-name="T3"> data from Google it's media servers. </text:span>Ytdl<text:span text:style-name="T3"> has been set up in a way that makes it easy to build upon, take for example a browser extension which inserts a download button in the YouTube it's document object model (DOM) so it's easy to initiate a download from the YouTube website itself. </text:span>Ytdl<text:span text:style-name="T3"> has been build using the Node.js platform. For the development of </text:span>ytdl<text:span text:style-name="T3"> cutting edge technologies are used, such as </text:span><text:span text:style-name="T4">the latests features in development for the </text:span><text:span text:style-name="T3">JavaScript </text:span><text:span text:style-name="T4">programming language, these </text:span><text:span text:style-name="T3">features </text:span><text:span text:style-name="T4">are </text:span><text:span text:style-name="T3">planned to be implemented according to the ECMAScript 2016/2017 specifications. </text:span><text:span text:style-name="T5">At first I thought it'd be easy to develop an application like </text:span><text:span text:style-name="T7">ytdl</text:span><text:span text:style-name="T5">, but as usual it turned out the be harder than I first expected, which resulted in an amazing experience whilst developing </text:span><text:span text:style-name="T7">ytdl</text:span><text:span text:style-name="T5">. I was hoping that it'd be as easy as scraping out an url from the YouTube source code and downloading the data served on that url. Instead I found out that Google is trying to make it hard to automate the task of downloading media data by obfuscating their source code, using enciphered signatures which need to be deciphered tin order to not get an 403 (forbidden) HTTP respons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6:13:42.122850854</meta:creation-date>
    <dc:date>2016-02-15T15:02:39.140834792</dc:date>
    <meta:editing-duration>PT18M16S</meta:editing-duration>
    <meta:editing-cycles>4</meta:editing-cycles>
    <meta:generator>LibreOffice/5.0.2.2$Linux_x86 LibreOffice_project/00m0$Build-2</meta:generator>
    <meta:document-statistic meta:table-count="0" meta:image-count="0" meta:object-count="0" meta:page-count="3" meta:paragraph-count="11" meta:word-count="341" meta:character-count="2009" meta:non-whitespace-character-count="1678"/>
  </office:meta>
</office:document-meta>
</file>